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24pt" style:font-size-asian="24pt" style:font-size-complex="24pt" style:text-underline-type="single" style:text-underline-style="solid" style:text-underline-width="auto" style:text-underline-mode="continuous" fo:language="en" fo:country="US"/>
    </style:style>
    <style:style style:name="P2" style:parent-style-name="Standard" style:family="paragraph">
      <style:text-properties fo:font-size="24pt" style:font-size-asian="24pt" style:font-size-complex="24pt" style:text-underline-type="single" style:text-underline-style="solid" style:text-underline-width="auto" style:text-underline-mode="continuous" fo:language="fr" fo:country="FR"/>
    </style:style>
    <style:style style:name="P3" style:parent-style-name="Standard" style:family="paragraph">
      <style:text-properties fo:font-size="18pt" style:font-size-asian="18pt" style:font-size-complex="18pt"/>
    </style:style>
    <style:style style:name="P4" style:parent-style-name="Standard" style:family="paragraph">
      <style:text-properties fo:font-size="24pt" style:font-size-asian="24pt" style:font-size-complex="24pt" style:text-underline-type="single" style:text-underline-style="solid" style:text-underline-width="auto" style:text-underline-mode="continuous"/>
    </style:style>
    <style:style style:name="T5" style:parent-style-name="Policepardéfaut" style:family="text">
      <style:text-properties fo:font-size="18pt" style:font-size-asian="18pt" style:font-size-complex="18pt"/>
    </style:style>
    <style:style style:name="T6" style:parent-style-name="Policepardéfaut" style:family="text">
      <style:text-properties fo:font-size="18pt" style:font-size-asian="18pt" style:font-size-complex="18pt"/>
    </style:style>
    <style:style style:name="P7" style:parent-style-name="Standard" style:family="paragraph">
      <style:text-properties fo:font-size="24pt" style:font-size-asian="24pt" style:font-size-complex="24pt"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fo:font-size="24pt" style:font-size-asian="24pt" style:font-size-complex="24pt"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fo:font-size="18pt" style:font-size-asian="18pt" style:font-size-complex="18pt"/>
    </style:style>
    <style:style style:name="P10" style:parent-style-name="Standard" style:family="paragraph">
      <style:text-properties fo:font-size="18pt" style:font-size-asian="18pt" style:font-size-complex="18pt"/>
    </style:style>
    <style:style style:name="P11" style:parent-style-name="Standard" style:family="paragraph">
      <style:text-properties fo:font-size="18pt" style:font-size-asian="18pt" style:font-size-complex="18pt"/>
    </style:style>
    <style:style style:name="P12" style:parent-style-name="Standard" style:family="paragraph">
      <style:text-properties fo:font-size="24pt" style:font-size-asian="24pt" style:font-size-complex="24pt" style:text-underline-type="single" style:text-underline-style="solid" style:text-underline-width="auto" style:text-underline-mode="continuous"/>
    </style:style>
    <style:style style:name="P13" style:parent-style-name="Standard" style:family="paragraph">
      <style:text-properties fo:font-size="24pt" style:font-size-asian="24pt" style:font-size-complex="24pt" style:text-underline-type="single" style:text-underline-style="solid" style:text-underline-width="auto" style:text-underline-mode="continuous"/>
    </style:style>
    <style:style style:name="P14" style:parent-style-name="Standard" style:family="paragraph">
      <style:text-properties fo:font-size="24pt" style:font-size-asian="24pt" style:font-size-complex="24pt" style:text-underline-type="single" style:text-underline-style="solid" style:text-underline-width="auto" style:text-underline-mode="continuous"/>
    </style:style>
    <style:style style:name="P15" style:parent-style-name="Standard" style:family="paragraph">
      <style:text-properties fo:font-size="24pt" style:font-size-asian="24pt" style:font-size-complex="24pt" style:text-underline-type="single" style:text-underline-style="solid" style:text-underline-width="auto" style:text-underline-mode="continuous" fo:language="en" fo:country="US"/>
    </style:style>
    <style:style style:name="P16" style:parent-style-name="Standard" style:family="paragraph">
      <style:text-properties fo:font-size="18pt" style:font-size-asian="18pt" style:font-size-complex="18pt" fo:language="en" fo:country="US"/>
    </style:style>
    <style:style style:name="P17" style:parent-style-name="Standard" style:family="paragraph">
      <style:text-properties fo:font-size="18pt" style:font-size-asian="18pt" style:font-size-complex="18pt" fo:language="en" fo:country="US"/>
    </style:style>
    <style:style style:name="P18" style:parent-style-name="Standard" style:family="paragraph">
      <style:text-properties fo:font-size="18pt" style:font-size-asian="18pt" style:font-size-complex="18pt" fo:language="en" fo:country="US"/>
    </style:style>
    <style:style style:name="P19" style:parent-style-name="Standard" style:family="paragraph">
      <style:text-properties fo:font-size="18pt" style:font-size-asian="18pt" style:font-size-complex="18pt" fo:language="en" fo:country="US"/>
    </style:style>
    <style:style style:name="P20" style:parent-style-name="Standard" style:family="paragraph">
      <style:text-properties fo:font-size="18pt" style:font-size-asian="18pt" style:font-size-complex="18pt" fo:language="en" fo:country="US"/>
    </style:style>
    <style:style style:name="P21" style:parent-style-name="Standard" style:family="paragraph">
      <style:text-properties fo:font-size="18pt" style:font-size-asian="18pt" style:font-size-complex="18pt" fo:language="en" fo:country="US"/>
    </style:style>
    <style:style style:name="P22" style:parent-style-name="Standard" style:family="paragraph">
      <style:text-properties fo:font-size="18pt" style:font-size-asian="18pt" style:font-size-complex="18pt" fo:language="en" fo:country="US"/>
    </style:style>
    <style:style style:name="P23" style:parent-style-name="Standard" style:family="paragraph">
      <style:text-properties fo:font-size="18pt" style:font-size-asian="18pt" style:font-size-complex="18pt" fo:language="en" fo:country="US"/>
    </style:style>
    <style:style style:name="P24" style:parent-style-name="Standard" style:family="paragraph">
      <style:text-properties fo:font-size="18pt" style:font-size-asian="18pt" style:font-size-complex="18pt" fo:language="en" fo:country="US"/>
    </style:style>
    <style:style style:name="P25" style:parent-style-name="Standard" style:family="paragraph">
      <style:text-properties fo:font-size="24pt" style:font-size-asian="24pt" style:font-size-complex="24pt" style:text-underline-type="single" style:text-underline-style="solid" style:text-underline-width="auto" style:text-underline-mode="continuous" fo:language="fr" fo:country="FR"/>
    </style:style>
    <style:style style:name="P26" style:parent-style-name="Standard" style:family="paragraph">
      <style:text-properties fo:font-size="24pt" style:font-size-asian="24pt" style:font-size-complex="24pt" fo:language="fr" fo:country="FR"/>
    </style:style>
  </office:automatic-styles>
  <office:body>
    <office:text text:use-soft-page-breaks="true">
      <text:p text:style-name="P1">Presentation:</text:p>
      <text:p text:style-name="P2"/>
      <text:p text:style-name="P3">Our project consists in presenting an automatic and autonomous inflation terminal for bicycle wheels. It is a transportable automated and energy autonomous terminal to place on the trails / bike routes. Provision for competitions, it saves time for cyclists who may have a problem of under-inflation or puncture. The project is divided into two parts: the battery charge optimization and the inflation management I have been working on. For my part I focused on the smartphone communication and creation of the application. I chose this part because I find it very interesting and I have facilities with programming.</text:p>
      <text:p text:style-name="P4"/>
      <text:p text:style-name="Standard"><text:span text:style-name="T5">To sort through the many components that I selected, I had to set several criteria such as compatibility, price, featur</text:span><text:span text:style-name="T6">e. After analysis, the final component has pins and perfectly fulfilled all the operating conditions for our system.</text:span></text:p>
      <text:p text:style-name="Standard"/>
      <text:p text:style-name="P7">How it<text:s/>works?</text:p>
      <text:p text:style-name="P8"/>
      <text:p text:style-name="P9">First, the terminal is powered by a battery recharge by a photovoltaic panel. The photovoltaic panel allows a total autonomy in energy. In our project, the components that need a power supply are the pressure sensor, the analog(ic) digital converter, the microcontroller, the LCD and needle displays, and the Bluetooth module for my part.</text:p>
      <text:p text:style-name="P10">To work, the machine needs more information.</text:p>
      <text:p text:style-name="P11">Automating the inflation of a wheel involves acquiring the pressure instruction, measuring the pressure of the wheel and controlling the evacuation of excess pressure.</text:p>
      <text:p text:style-name="P12"/>
      <text:p text:style-name="P13"/>
      <text:p text:style-name="P14"/>
      <text:p text:style-name="P15">Advantages<text:s/>/<text:s/>Disadvantages:</text:p>
      <text:p text:style-name="P16"/>
      <text:p text:style-name="P17">Advantages<text:s/>disadvantages:</text:p>
      <text:p text:style-name="P18">-Automatic and ecological thanks to its power supply by photovoltaic panel.</text:p>
      <text:p text:style-name="P19">-Simple to use with its intuitive smartphone interface.</text:p>
      <text:p text:style-name="P20">-Some bulky and lightweight for easy transportation.</text:p>
      <text:p text:style-name="P21"/>
      <text:p text:style-name="P22">-Need a smartphone with<text:s/>Bluetooth.</text:p>
      <text:p text:style-name="P23">-Must belong to the association using who owns this machine.</text:p>
      <text:p text:style-name="P24">-Denature the landscape.</text:p>
      <text:p text:style-name="P25"/>
      <text:p text:style-name="P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Objetavecflèche" style:display-name="Objet avec flèche" style:family="paragraph" style:parent-style-name="Standard">
      <style:paragraph-properties style:line-height-at-least="0.1388in"/>
      <style:text-properties style:font-name="Lucida Sans" style:font-name-asian="Lucida Sans" fo:color="#000000" fo:font-size="18pt" style:font-size-asian="18pt" fo:hyphenate="false"/>
    </style:style>
    <style:style style:name="Objetavecombre" style:display-name="Objet avec ombre" style:family="paragraph" style:parent-style-name="Standard">
      <style:paragraph-properties style:line-height-at-least="0.1388in"/>
      <style:text-properties style:font-name="Lucida Sans" style:font-name-asian="Lucida Sans" fo:color="#000000" fo:font-size="18pt" style:font-size-asian="18pt" fo:hyphenate="false"/>
    </style:style>
    <style:style style:name="Objetsansremplissage" style:display-name="Objet sans remplissage" style:family="paragraph" style:parent-style-name="Standard">
      <style:paragraph-properties style:line-height-at-least="0.1388in"/>
      <style:text-properties style:font-name="Lucida Sans" style:font-name-asian="Lucida Sans" fo:color="#000000" fo:font-size="18pt" style:font-size-asian="18pt" fo:hyphenate="false"/>
    </style:style>
    <style:style style:name="Objetsansremplissageetsansligne" style:display-name="Objet sans remplissage et sans ligne" style:family="paragraph" style:parent-style-name="Standard">
      <style:paragraph-properties style:line-height-at-least="0.1388in"/>
      <style:text-properties style:font-name="Lucida Sans" style:font-name-asian="Lucida Sans" fo:color="#000000" fo:font-size="18pt" style:font-size-asian="18pt" fo:hyphenate="false"/>
    </style:style>
    <style:style style:name="Corpsdetextejustifié" style:display-name="Corps de texte justifié" style:family="paragraph" style:parent-style-name="Standard">
      <style:paragraph-properties style:line-height-at-least="0.1388in"/>
      <style:text-properties style:font-name="Lucida Sans" style:font-name-asian="Lucida Sans" fo:color="#000000" fo:font-size="18pt" style:font-size-asian="18pt" fo:hyphenate="false"/>
    </style:style>
    <style:style style:name="Titreprincipal1" style:display-name="Titre principal1" style:family="paragraph" style:parent-style-name="Standard">
      <style:paragraph-properties fo:text-align="center" style:line-height-at-least="0.1388in"/>
      <style:text-properties style:font-name="Lucida Sans" style:font-name-asian="Lucida Sans" fo:color="#000000" fo:font-size="18pt" style:font-size-asian="18pt" fo:hyphenate="false"/>
    </style:style>
    <style:style style:name="Titreprincipal2" style:display-name="Titre principal2" style:family="paragraph" style:parent-style-name="Standard">
      <style:paragraph-properties fo:text-align="center" fo:margin-top="0.0395in" fo:margin-bottom="0.0395in" style:line-height-at-least="0.1388in" fo:margin-right="0.0784in"/>
      <style:text-properties style:font-name="Lucida Sans" style:font-name-asian="Lucida Sans" fo:color="#000000" fo:font-size="18pt" style:font-size-asian="18pt" fo:hyphenate="false"/>
    </style:style>
    <style:style style:name="Titre1" style:display-name="Titre1" style:family="paragraph" style:parent-style-name="Standard">
      <style:paragraph-properties fo:margin-top="0.1652in" fo:margin-bottom="0.0826in" style:line-height-at-least="0.1388in"/>
      <style:text-properties style:font-name="Lucida Sans" style:font-name-asian="Lucida Sans" fo:color="#000000" fo:font-size="18pt" style:font-size-asian="18pt" fo:hyphenate="false"/>
    </style:style>
    <style:style style:name="Titre2" style:display-name="Titre2" style:family="paragraph" style:parent-style-name="Standard">
      <style:paragraph-properties fo:margin-top="0.1652in" fo:margin-bottom="0.0826in" style:line-height-at-least="0.1388in"/>
      <style:text-properties style:font-name="Lucida Sans" style:font-name-asian="Lucida Sans" fo:color="#000000" fo:font-size="18pt" style:font-size-asian="18pt" fo:hyphenate="false"/>
    </style:style>
    <style:style style:name="Lignedecote" style:display-name="Ligne de cote" style:family="paragraph" style:parent-style-name="Standard">
      <style:paragraph-properties style:line-height-at-least="0.1388in"/>
      <style:text-properties style:font-name="Lucida Sans" style:font-name-asian="Lucida Sans" fo:color="#000000" fo:font-size="18pt" style:font-size-asian="18pt" fo:hyphenate="false"/>
    </style:style>
    <style:style style:name="StandardLTGliederung1" style:display-name="Standard~LT~Gliederung 1" style:family="paragraph">
      <style:paragraph-properties fo:widows="2" fo:orphans="2" fo:margin-bottom="0.1965in"/>
      <style:text-properties style:font-name="Lucida Sans" style:font-name-asian="Tahoma" style:font-name-complex="Liberation Sans" fo:color="#FFFFFF" fo:font-size="30pt" style:font-size-asian="30pt" fo:hyphenate="false"/>
    </style:style>
    <style:style style:name="StandardLTGliederung2" style:display-name="Standard~LT~Gliederung 2" style:family="paragraph" style:parent-style-name="StandardLTGliederung1">
      <style:paragraph-properties fo:margin-bottom="0.1576in"/>
      <style:text-properties style:font-name-asian="Lucida Sans" style:font-name-complex="Lucida Sans" fo:font-size="24pt" style:font-size-asian="24pt" fo:hyphenate="false"/>
    </style:style>
    <style:style style:name="StandardLTGliederung3" style:display-name="Standard~LT~Gliederung 3" style:family="paragraph" style:parent-style-name="StandardLTGliederung2">
      <style:paragraph-properties fo:margin-bottom="0.118in"/>
      <style:text-properties fo:font-size="20pt" style:font-size-asian="20pt" fo:hyphenate="false"/>
    </style:style>
    <style:style style:name="StandardLTGliederung4" style:display-name="Standard~LT~Gliederung 4" style:family="paragraph" style:parent-style-name="StandardLTGliederung3">
      <style:paragraph-properties fo:margin-bottom="0.0784in"/>
      <style:text-properties fo:hyphenate="false"/>
    </style:style>
    <style:style style:name="StandardLTGliederung5" style:display-name="Standard~LT~Gliederung 5" style:family="paragraph" style:parent-style-name="StandardLTGliederung4">
      <style:paragraph-properties fo:margin-bottom="0.0395in"/>
      <style:text-properties fo:hyphenate="false"/>
    </style:style>
    <style:style style:name="StandardLTGliederung6" style:display-name="Standard~LT~Gliederung 6" style:family="paragraph" style:parent-style-name="StandardLTGliederung5">
      <style:text-properties fo:hyphenate="false"/>
    </style:style>
    <style:style style:name="StandardLTGliederung7" style:display-name="Standard~LT~Gliederung 7" style:family="paragraph" style:parent-style-name="StandardLTGliederung6">
      <style:text-properties fo:hyphenate="false"/>
    </style:style>
    <style:style style:name="StandardLTGliederung8" style:display-name="Standard~LT~Gliederung 8" style:family="paragraph" style:parent-style-name="StandardLTGliederung7">
      <style:text-properties fo:hyphenate="false"/>
    </style:style>
    <style:style style:name="StandardLTGliederung9" style:display-name="Standard~LT~Gliederung 9" style:family="paragraph" style:parent-style-name="StandardLTGliederung8">
      <style:text-properties fo:hyphenate="false"/>
    </style:style>
    <style:style style:name="StandardLTTitel" style:display-name="Standard~LT~Titel" style:family="paragraph">
      <style:paragraph-properties fo:widows="2" fo:orphans="2"/>
      <style:text-properties style:font-name="Lucida Sans" style:font-name-asian="Tahoma" style:font-name-complex="Liberation Sans" fo:color="#FFFFFF" fo:font-size="18pt" style:font-size-asian="18pt" fo:hyphenate="false"/>
    </style:style>
    <style:style style:name="StandardLTUntertitel" style:display-name="Standard~LT~Untertitel" style:family="paragraph">
      <style:paragraph-properties fo:widows="2" fo:orphans="2" fo:text-align="center"/>
      <style:text-properties style:font-name="Lucida Sans" style:font-name-asian="Tahoma" style:font-name-complex="Liberation Sans" fo:color="#000000" fo:font-size="32pt" style:font-size-asian="32pt" fo:hyphenate="false"/>
    </style:style>
    <style:style style:name="StandardLTNotizen" style:display-name="Standard~LT~Notizen" style:family="paragraph">
      <style:paragraph-properties fo:widows="2" fo:orphans="2" fo:margin-left="0.2361in" fo:text-indent="-0.2361in">
        <style:tab-stops/>
      </style:paragraph-properties>
      <style:text-properties style:font-name="Lucida Sans" style:font-name-asian="Tahoma" style:font-name-complex="Liberation Sans" fo:color="#000000" fo:font-size="20pt" style:font-size-asian="20pt" fo:hyphenate="false"/>
    </style:style>
    <style:style style:name="StandardLTHintergrundobjekte" style:display-name="Standard~LT~Hintergrundobjekte" style:family="paragraph">
      <style:paragraph-properties fo:widows="2" fo:orphans="2"/>
      <style:text-properties style:font-name-asian="Tahoma" style:font-name-complex="Liberation Sans" fo:hyphenate="false"/>
    </style:style>
    <style:style style:name="StandardLTHintergrund" style:display-name="Standard~LT~Hintergrund" style:family="paragraph">
      <style:paragraph-properties fo:widows="2" fo:orphans="2"/>
      <style:text-properties style:font-name-asian="Tahoma" style:font-name-complex="Liberation Sans" fo:hyphenate="false"/>
    </style:style>
    <style:style style:name="default" style:display-name="default" style:family="paragraph">
      <style:paragraph-properties fo:widows="2" fo:orphans="2" style:line-height-at-least="0.1388in"/>
      <style:text-properties style:font-name="Lucida Sans" style:font-name-asian="Tahoma" style:font-name-complex="Liberation Sans" fo:color="#000000" fo:font-size="18pt" style:font-size-asian="18pt" fo:hyphenate="false"/>
    </style:style>
    <style:style style:name="gray1" style:display-name="gray1" style:family="paragraph" style:parent-style-name="default">
      <style:text-properties style:font-name-asian="Lucida Sans" style:font-name-complex="Lucida Sans" fo:hyphenate="false"/>
    </style:style>
    <style:style style:name="gray2" style:display-name="gray2" style:family="paragraph" style:parent-style-name="default">
      <style:text-properties style:font-name-asian="Lucida Sans" style:font-name-complex="Lucida Sans" fo:hyphenate="false"/>
    </style:style>
    <style:style style:name="gray3" style:display-name="gray3" style:family="paragraph" style:parent-style-name="default">
      <style:text-properties style:font-name-asian="Lucida Sans" style:font-name-complex="Lucida Sans" fo:hyphenate="false"/>
    </style:style>
    <style:style style:name="bw1" style:display-name="bw1" style:family="paragraph" style:parent-style-name="default">
      <style:text-properties style:font-name-asian="Lucida Sans" style:font-name-complex="Lucida Sans" fo:hyphenate="false"/>
    </style:style>
    <style:style style:name="bw2" style:display-name="bw2" style:family="paragraph" style:parent-style-name="default">
      <style:text-properties style:font-name-asian="Lucida Sans" style:font-name-complex="Lucida Sans" fo:hyphenate="false"/>
    </style:style>
    <style:style style:name="bw3" style:display-name="bw3" style:family="paragraph" style:parent-style-name="default">
      <style:text-properties style:font-name-asian="Lucida Sans" style:font-name-complex="Lucida Sans" fo:hyphenate="false"/>
    </style:style>
    <style:style style:name="orange1" style:display-name="orange1" style:family="paragraph" style:parent-style-name="default">
      <style:text-properties style:font-name-asian="Lucida Sans" style:font-name-complex="Lucida Sans" fo:hyphenate="false"/>
    </style:style>
    <style:style style:name="orange2" style:display-name="orange2" style:family="paragraph" style:parent-style-name="default">
      <style:text-properties style:font-name-asian="Lucida Sans" style:font-name-complex="Lucida Sans" fo:hyphenate="false"/>
    </style:style>
    <style:style style:name="orange3" style:display-name="orange3" style:family="paragraph" style:parent-style-name="default">
      <style:text-properties style:font-name-asian="Lucida Sans" style:font-name-complex="Lucida Sans" fo:hyphenate="false"/>
    </style:style>
    <style:style style:name="turquoise1" style:display-name="turquoise1" style:family="paragraph" style:parent-style-name="default">
      <style:text-properties style:font-name-asian="Lucida Sans" style:font-name-complex="Lucida Sans" fo:hyphenate="false"/>
    </style:style>
    <style:style style:name="turquoise2" style:display-name="turquoise2" style:family="paragraph" style:parent-style-name="default">
      <style:text-properties style:font-name-asian="Lucida Sans" style:font-name-complex="Lucida Sans" fo:hyphenate="false"/>
    </style:style>
    <style:style style:name="turquoise3" style:display-name="turquoise3" style:family="paragraph" style:parent-style-name="default">
      <style:text-properties style:font-name-asian="Lucida Sans" style:font-name-complex="Lucida Sans" fo:hyphenate="false"/>
    </style:style>
    <style:style style:name="blue1" style:display-name="blue1" style:family="paragraph" style:parent-style-name="default">
      <style:text-properties style:font-name-asian="Lucida Sans" style:font-name-complex="Lucida Sans" fo:hyphenate="false"/>
    </style:style>
    <style:style style:name="blue2" style:display-name="blue2" style:family="paragraph" style:parent-style-name="default">
      <style:text-properties style:font-name-asian="Lucida Sans" style:font-name-complex="Lucida Sans" fo:hyphenate="false"/>
    </style:style>
    <style:style style:name="blue3" style:display-name="blue3" style:family="paragraph" style:parent-style-name="default">
      <style:text-properties style:font-name-asian="Lucida Sans" style:font-name-complex="Lucida Sans" fo:hyphenate="false"/>
    </style:style>
    <style:style style:name="sun1" style:display-name="sun1" style:family="paragraph" style:parent-style-name="default">
      <style:text-properties style:font-name-asian="Lucida Sans" style:font-name-complex="Lucida Sans" fo:hyphenate="false"/>
    </style:style>
    <style:style style:name="sun2" style:display-name="sun2" style:family="paragraph" style:parent-style-name="default">
      <style:text-properties style:font-name-asian="Lucida Sans" style:font-name-complex="Lucida Sans" fo:hyphenate="false"/>
    </style:style>
    <style:style style:name="sun3" style:display-name="sun3" style:family="paragraph" style:parent-style-name="default">
      <style:text-properties style:font-name-asian="Lucida Sans" style:font-name-complex="Lucida Sans" fo:hyphenate="false"/>
    </style:style>
    <style:style style:name="earth1" style:display-name="earth1" style:family="paragraph" style:parent-style-name="default">
      <style:text-properties style:font-name-asian="Lucida Sans" style:font-name-complex="Lucida Sans" fo:hyphenate="false"/>
    </style:style>
    <style:style style:name="earth2" style:display-name="earth2" style:family="paragraph" style:parent-style-name="default">
      <style:text-properties style:font-name-asian="Lucida Sans" style:font-name-complex="Lucida Sans" fo:hyphenate="false"/>
    </style:style>
    <style:style style:name="earth3" style:display-name="earth3" style:family="paragraph" style:parent-style-name="default">
      <style:text-properties style:font-name-asian="Lucida Sans" style:font-name-complex="Lucida Sans" fo:hyphenate="false"/>
    </style:style>
    <style:style style:name="green1" style:display-name="green1" style:family="paragraph" style:parent-style-name="default">
      <style:text-properties style:font-name-asian="Lucida Sans" style:font-name-complex="Lucida Sans" fo:hyphenate="false"/>
    </style:style>
    <style:style style:name="green2" style:display-name="green2" style:family="paragraph" style:parent-style-name="default">
      <style:text-properties style:font-name-asian="Lucida Sans" style:font-name-complex="Lucida Sans" fo:hyphenate="false"/>
    </style:style>
    <style:style style:name="green3" style:display-name="green3" style:family="paragraph" style:parent-style-name="default">
      <style:text-properties style:font-name-asian="Lucida Sans" style:font-name-complex="Lucida Sans" fo:hyphenate="false"/>
    </style:style>
    <style:style style:name="seetang1" style:display-name="seetang1" style:family="paragraph" style:parent-style-name="default">
      <style:text-properties style:font-name-asian="Lucida Sans" style:font-name-complex="Lucida Sans" fo:hyphenate="false"/>
    </style:style>
    <style:style style:name="seetang2" style:display-name="seetang2" style:family="paragraph" style:parent-style-name="default">
      <style:text-properties style:font-name-asian="Lucida Sans" style:font-name-complex="Lucida Sans" fo:hyphenate="false"/>
    </style:style>
    <style:style style:name="seetang3" style:display-name="seetang3" style:family="paragraph" style:parent-style-name="default">
      <style:text-properties style:font-name-asian="Lucida Sans" style:font-name-complex="Lucida Sans" fo:hyphenate="false"/>
    </style:style>
    <style:style style:name="lightblue1" style:display-name="lightblue1" style:family="paragraph" style:parent-style-name="default">
      <style:text-properties style:font-name-asian="Lucida Sans" style:font-name-complex="Lucida Sans" fo:hyphenate="false"/>
    </style:style>
    <style:style style:name="lightblue2" style:display-name="lightblue2" style:family="paragraph" style:parent-style-name="default">
      <style:text-properties style:font-name-asian="Lucida Sans" style:font-name-complex="Lucida Sans" fo:hyphenate="false"/>
    </style:style>
    <style:style style:name="lightblue3" style:display-name="lightblue3" style:family="paragraph" style:parent-style-name="default">
      <style:text-properties style:font-name-asian="Lucida Sans" style:font-name-complex="Lucida Sans" fo:hyphenate="false"/>
    </style:style>
    <style:style style:name="yellow1" style:display-name="yellow1" style:family="paragraph" style:parent-style-name="default">
      <style:text-properties style:font-name-asian="Lucida Sans" style:font-name-complex="Lucida Sans" fo:hyphenate="false"/>
    </style:style>
    <style:style style:name="yellow2" style:display-name="yellow2" style:family="paragraph" style:parent-style-name="default">
      <style:text-properties style:font-name-asian="Lucida Sans" style:font-name-complex="Lucida Sans" fo:hyphenate="false"/>
    </style:style>
    <style:style style:name="yellow3" style:display-name="yellow3" style:family="paragraph" style:parent-style-name="default">
      <style:text-properties style:font-name-asian="Lucida Sans" style:font-name-complex="Lucida Sans" fo:hyphenate="false"/>
    </style:style>
    <style:style style:name="Objetsdarrière-plan" style:display-name="Objets d'arrière-plan" style:family="paragraph">
      <style:paragraph-properties fo:widows="2" fo:orphans="2"/>
      <style:text-properties style:font-name-asian="Tahoma" style:font-name-complex="Liberation Sans" fo:hyphenate="false"/>
    </style:style>
    <style:style style:name="Arrière-plan" style:display-name="Arrière-plan" style:family="paragraph">
      <style:paragraph-properties fo:widows="2" fo:orphans="2"/>
      <style:text-properties style:font-name-asian="Tahoma" style:font-name-complex="Liberation Sans" fo:hyphenate="false"/>
    </style:style>
    <style:style style:name="Notes" style:display-name="Notes" style:family="paragraph">
      <style:paragraph-properties fo:widows="2" fo:orphans="2" fo:margin-left="0.2361in" fo:text-indent="-0.2361in">
        <style:tab-stops/>
      </style:paragraph-properties>
      <style:text-properties style:font-name="Lucida Sans" style:font-name-asian="Tahoma" style:font-name-complex="Liberation Sans" fo:color="#000000" fo:font-size="20pt" style:font-size-asian="20pt" fo:hyphenate="false"/>
    </style:style>
    <style:style style:name="Plan1" style:display-name="Plan 1" style:family="paragraph">
      <style:paragraph-properties fo:widows="2" fo:orphans="2" fo:margin-bottom="0.1965in"/>
      <style:text-properties style:font-name="Lucida Sans" style:font-name-asian="Tahoma" style:font-name-complex="Liberation Sans" fo:color="#FFFFFF" fo:font-size="30pt" style:font-size-asian="30pt" fo:hyphenate="false"/>
    </style:style>
    <style:style style:name="Plan2" style:display-name="Plan 2" style:family="paragraph" style:parent-style-name="Plan1">
      <style:paragraph-properties fo:margin-bottom="0.1576in"/>
      <style:text-properties style:font-name-asian="Lucida Sans" style:font-name-complex="Lucida Sans" fo:font-size="24pt" style:font-size-asian="24pt" fo:hyphenate="false"/>
    </style:style>
    <style:style style:name="Plan3" style:display-name="Plan 3" style:family="paragraph" style:parent-style-name="Plan2">
      <style:paragraph-properties fo:margin-bottom="0.118in"/>
      <style:text-properties fo:font-size="20pt" style:font-size-asian="20pt" fo:hyphenate="false"/>
    </style:style>
    <style:style style:name="Plan4" style:display-name="Plan 4" style:family="paragraph" style:parent-style-name="Plan3">
      <style:paragraph-properties fo:margin-bottom="0.0784in"/>
      <style:text-properties fo:hyphenate="false"/>
    </style:style>
    <style:style style:name="Plan5" style:display-name="Plan 5" style:family="paragraph" style:parent-style-name="Plan4">
      <style:paragraph-properties fo:margin-bottom="0.0395in"/>
      <style:text-properties fo:hyphenate="false"/>
    </style:style>
    <style:style style:name="Plan6" style:display-name="Plan 6" style:family="paragraph" style:parent-style-name="Plan5">
      <style:text-properties fo:hyphenate="false"/>
    </style:style>
    <style:style style:name="Plan7" style:display-name="Plan 7" style:family="paragraph" style:parent-style-name="Plan6">
      <style:text-properties fo:hyphenate="false"/>
    </style:style>
    <style:style style:name="Plan8" style:display-name="Plan 8" style:family="paragraph" style:parent-style-name="Plan7">
      <style:text-properties fo:hyphenate="false"/>
    </style:style>
    <style:style style:name="Plan9" style:display-name="Plan 9" style:family="paragraph" style:parent-style-name="Plan8">
      <style:text-properties fo:hyphenate="false"/>
    </style:style>
    <style:style style:name="Objetsansremplissageniligne" style:display-name="Objet sans remplissage ni ligne" style:family="paragraph" style:parent-style-name="Standard">
      <style:paragraph-properties style:line-height-at-least="0.1388in"/>
      <style:text-properties style:font-name="Lucida Sans" style:font-name-asian="Lucida Sans" fo:color="#000000" fo:font-size="18pt" style:font-size-asian="18pt" fo:hyphenate="false"/>
    </style:style>
    <style:style style:name="Standard1LTGliederung1" style:display-name="Standard 1~LT~Gliederung 1" style:family="paragraph">
      <style:paragraph-properties fo:widows="2" fo:orphans="2" fo:margin-bottom="0.1965in"/>
      <style:text-properties style:font-name="Lucida Sans" style:font-name-asian="Tahoma" style:font-name-complex="Liberation Sans" fo:color="#FFFFFF" fo:font-size="30pt" style:font-size-asian="30pt" fo:hyphenate="false"/>
    </style:style>
    <style:style style:name="Standard1LTGliederung2" style:display-name="Standard 1~LT~Gliederung 2" style:family="paragraph" style:parent-style-name="Standard1LTGliederung1">
      <style:paragraph-properties fo:margin-bottom="0.1576in"/>
      <style:text-properties style:font-name-asian="Lucida Sans" style:font-name-complex="Lucida Sans" fo:font-size="24pt" style:font-size-asian="24pt" fo:hyphenate="false"/>
    </style:style>
    <style:style style:name="Standard1LTGliederung3" style:display-name="Standard 1~LT~Gliederung 3" style:family="paragraph" style:parent-style-name="Standard1LTGliederung2">
      <style:paragraph-properties fo:margin-bottom="0.118in"/>
      <style:text-properties fo:font-size="20pt" style:font-size-asian="20pt" fo:hyphenate="false"/>
    </style:style>
    <style:style style:name="Standard1LTGliederung4" style:display-name="Standard 1~LT~Gliederung 4" style:family="paragraph" style:parent-style-name="Standard1LTGliederung3">
      <style:paragraph-properties fo:margin-bottom="0.0784in"/>
      <style:text-properties fo:hyphenate="false"/>
    </style:style>
    <style:style style:name="Standard1LTGliederung5" style:display-name="Standard 1~LT~Gliederung 5" style:family="paragraph" style:parent-style-name="Standard1LTGliederung4">
      <style:paragraph-properties fo:margin-bottom="0.0395in"/>
      <style:text-properties fo:hyphenate="false"/>
    </style:style>
    <style:style style:name="Standard1LTGliederung6" style:display-name="Standard 1~LT~Gliederung 6" style:family="paragraph" style:parent-style-name="Standard1LTGliederung5">
      <style:text-properties fo:hyphenate="false"/>
    </style:style>
    <style:style style:name="Standard1LTGliederung7" style:display-name="Standard 1~LT~Gliederung 7" style:family="paragraph" style:parent-style-name="Standard1LTGliederung6">
      <style:text-properties fo:hyphenate="false"/>
    </style:style>
    <style:style style:name="Standard1LTGliederung8" style:display-name="Standard 1~LT~Gliederung 8" style:family="paragraph" style:parent-style-name="Standard1LTGliederung7">
      <style:text-properties fo:hyphenate="false"/>
    </style:style>
    <style:style style:name="Standard1LTGliederung9" style:display-name="Standard 1~LT~Gliederung 9" style:family="paragraph" style:parent-style-name="Standard1LTGliederung8">
      <style:text-properties fo:hyphenate="false"/>
    </style:style>
    <style:style style:name="Standard1LTTitel" style:display-name="Standard 1~LT~Titel" style:family="paragraph">
      <style:paragraph-properties fo:widows="2" fo:orphans="2"/>
      <style:text-properties style:font-name="Lucida Sans" style:font-name-asian="Tahoma" style:font-name-complex="Liberation Sans" fo:color="#FFFFFF" fo:font-size="18pt" style:font-size-asian="18pt" fo:hyphenate="false"/>
    </style:style>
    <style:style style:name="Standard1LTUntertitel" style:display-name="Standard 1~LT~Untertitel" style:family="paragraph">
      <style:paragraph-properties fo:widows="2" fo:orphans="2" fo:text-align="center"/>
      <style:text-properties style:font-name="Lucida Sans" style:font-name-asian="Tahoma" style:font-name-complex="Liberation Sans" fo:color="#000000" fo:font-size="32pt" style:font-size-asian="32pt" fo:hyphenate="false"/>
    </style:style>
    <style:style style:name="Standard1LTNotizen" style:display-name="Standard 1~LT~Notizen" style:family="paragraph">
      <style:paragraph-properties fo:widows="2" fo:orphans="2" fo:margin-left="0.2361in" fo:text-indent="-0.2361in">
        <style:tab-stops/>
      </style:paragraph-properties>
      <style:text-properties style:font-name="Lucida Sans" style:font-name-asian="Tahoma" style:font-name-complex="Liberation Sans" fo:color="#000000" fo:font-size="20pt" style:font-size-asian="20pt" fo:hyphenate="false"/>
    </style:style>
    <style:style style:name="Standard1LTHintergrundobjekte" style:display-name="Standard 1~LT~Hintergrundobjekte" style:family="paragraph">
      <style:paragraph-properties fo:widows="2" fo:orphans="2"/>
      <style:text-properties style:font-name-asian="Tahoma" style:font-name-complex="Liberation Sans" fo:hyphenate="false"/>
    </style:style>
    <style:style style:name="Standard1LTHintergrund" style:display-name="Standard 1~LT~Hintergrund" style:family="paragraph">
      <style:paragraph-properties fo:widows="2" fo:orphans="2"/>
      <style:text-properties style:font-name-asian="Tahoma" style:font-name-complex="Liberation San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omain Perez</dc:creator>
    <meta:creation-date>2017-12-21T14:05:00Z</meta:creation-date>
    <dc:date>2020-11-06T19:58:00Z</dc:date>
    <meta:template xlink:href="Normal.dotm" xlink:type="simple"/>
    <meta:editing-cycles>16</meta:editing-cycles>
    <meta:editing-duration>PT395340S</meta:editing-duration>
    <meta:document-statistic meta:page-count="2" meta:paragraph-count="3" meta:word-count="277" meta:character-count="1801" meta:row-count="12" meta:non-whitespace-character-count="1527"/>
  </office:meta>
</office:document-meta>
</file>